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B800000E3C397573A8.png" manifest:media-type="image/png"/>
  <manifest:file-entry manifest:full-path="Pictures/10000000000003E8000003E86F3568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393e" fo:min-height="4.83cm" draw:shadow-offset-x="0.203cm" draw:shadow-offset-y="0.20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44cm" fo:min-width="0cm"/>
    </style:style>
    <style:style style:name="P1" style:family="paragraph">
      <style:paragraph-properties fo:margin-top="0.42cm" fo:margin-bottom="0.35cm" fo:text-align="center">
        <style:tab-stops/>
      </style:paragraph-properties>
    </style:style>
    <style:style style:name="P2" style:family="paragraph">
      <loext:graphic-properties draw:fill="solid" draw:fill-color="#e0393e"/>
      <style:paragraph-properties fo:margin-top="0.42cm" fo:margin-bottom="0.35cm" fo:text-align="center">
        <style:tab-stops/>
      </style:paragraph-properties>
      <style:text-properties fo:font-size="40pt" fo:font-weight="bold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</style:style>
    <style:style style:name="T1" style:family="text">
      <style:text-properties fo:color="#ffffff" fo:font-size="40pt" fo:font-weight="bold" style:font-size-asian="40pt" style:font-size-complex="4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5.08cm" svg:x="1cm" svg:y="1cm">
          <draw:text-box>
            <text:p text:style-name="P1"><text:span text:style-name="T1"/></text:p>
            <text:p text:style-name="P1"><text:span text:style-name="T2"><text:a xlink:href="http://www.meetup.com/Brno-Jenkins-Area-Meetup/" xlink:type="simple">Brno Jenkins Area Meetup</text:a></text:span></text:p>
          </draw:text-box>
        </draw:frame>
        <draw:frame draw:style-name="gr2" draw:text-style-name="P3" draw:layer="layout" svg:width="6.832cm" svg:height="6.833cm" draw:transform="skewX (0.000174532925199433) translate (1.001cm 20.107cm)">
          <draw:image xlink:href="Pictures/10000000000003E8000003E86F356824.png" xlink:type="simple" xlink:show="embed" xlink:actuate="onLoad">
            <text:p/>
          </draw:image>
        </draw:frame>
        <draw:frame draw:style-name="gr2" draw:text-style-name="P3" draw:layer="layout" svg:width="11.5cm" svg:height="13.969cm" svg:x="9.09cm" svg:y="6.334cm">
          <draw:image xlink:href="Pictures/1000000000000BB800000E3C397573A8.png" xlink:type="simple" xlink:show="embed" xlink:actuate="onLoad">
            <text:p/>
          </draw:image>
        </draw:frame>
        <draw:frame draw:style-name="gr3" draw:text-style-name="P5" draw:layer="layout" svg:width="7.966cm" svg:height="5.003cm" svg:x="12.176cm" svg:y="20.812cm">
          <draw:text-box>
            <text:p text:style-name="P4"><text:span text:style-name="T3">Sunday 12:30</text:span></text:p>
            <text:p text:style-name="P4"><text:span text:style-name="T3">Room C228</text:span></text:p>
            <text:p text:style-name="P4"><text:span text:style-name="T3">at devconf.cz</text:span></text:p>
          </draw:text-box>
        </draw:frame>
        <draw:frame draw:style-name="gr4" draw:text-style-name="P7" draw:layer="layout" svg:width="7.493cm" svg:height="9.994cm" svg:x="1.508cm" svg:y="8.024cm">
          <draw:text-box>
            <text:p text:style-name="P6">- Multibranch project</text:p>
            <text:p text:style-name="P6">- Pipeline (aka workflow)</text:p>
            <text:p text:style-name="P6">- Jenkins 2.0</text:p>
            <text:p text:style-name="P6">- Discus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49:20.834664384</meta:creation-date>
    <meta:editing-duration>PT4M6S</meta:editing-duration>
    <meta:editing-cycles>2</meta:editing-cycles>
    <meta:generator>LibreOffice/4.4.7.2$Linux_X86_64 LibreOffice_project/40m0$Build-2</meta:generator>
    <meta:initial-creator>Oliver Gondza</meta:initial-creator>
    <dc:date>2016-02-04T11:08:36.155907641</dc:date>
    <dc:creator>Oliver Gondza</dc:creator>
    <meta:document-statistic meta:object-count="5"/>
  </office:meta>
</office:document-meta>
</file>